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luxo de Usuário (User Flow) - Bonestock</text:h>
      <text:h text:style-name="Heading_20_2" text:outline-level="2">1. Introdução</text:h>
      <text:p text:style-name="Text_20_body">Este documento detalha o fluxo de interação dos diferentes tipos de usuários no Bonestock, desde o login até a realização das principais operações do sistema.</text:p>
      <text:h text:style-name="Heading_20_2" text:outline-level="2">2. Perfis de Usuário</text:h>
      <text:p text:style-name="Text_20_body">O sistema possui os seguintes perfis de usuário:</text:p>
      <text:list text:style-name="L1">
        <text:list-item>
          <text:p text:style-name="P1"><text:span text:style-name="Strong_20_Emphasis">Administrador</text:span>: Gerencia usuários, estoque e relatórios. </text:p>
        </text:list-item>
        <text:list-item>
          <text:p text:style-name="P2"><text:span text:style-name="Strong_20_Emphasis">Funcionário</text:span>: Realiza lançamentos e consultas no estoque. </text:p>
        </text:list-item>
      </text:list>
      <text:h text:style-name="Heading_20_2" text:outline-level="2">3. Fluxo de Interação</text:h>
      <text:h text:style-name="Heading_20_3" text:outline-level="3">3.1. Fluxo de Login e Autenticação</text:h>
      <text:list text:style-name="L2">
        <text:list-item>
          <text:p text:style-name="P3">O usuário acessa a página de login. </text:p>
        </text:list-item>
        <text:list-item>
          <text:p text:style-name="P3">Insere e-mail e senha. </text:p>
        </text:list-item>
        <text:list-item>
          <text:p text:style-name="P3">O sistema valida as credenciais e gera um token JWT. </text:p>
        </text:list-item>
        <text:list-item>
          <text:p text:style-name="P4">Usuário é redirecionado para o dashboard correspondente ao seu perfil. </text:p>
        </text:list-item>
      </text:list>
      <text:h text:style-name="Heading_20_3" text:outline-level="3">3.2. Fluxo de Cadastro de Produtos</text:h>
      <text:list text:style-name="L3">
        <text:list-item>
          <text:p text:style-name="P5">Usuário com permissão acessa a tela de "Cadastro de Produto". </text:p>
        </text:list-item>
        <text:list-item>
          <text:p text:style-name="P5">Preenche os campos obrigatórios (nome, categoria, fornecedor, quantidade, unidade, validade). </text:p>
        </text:list-item>
        <text:list-item>
          <text:p text:style-name="P5">Confirma o cadastro. </text:p>
        </text:list-item>
        <text:list-item>
          <text:p text:style-name="P6">O sistema armazena as informações e exibe uma mensagem de sucesso. </text:p>
        </text:list-item>
      </text:list>
      <text:h text:style-name="Heading_20_3" text:outline-level="3">3.3. Fluxo de Entrada e Saída de Produtos</text:h>
      <text:list text:style-name="L4">
        <text:list-item>
          <text:p text:style-name="P7">Usuário acessa a seção "Movimentação de Estoque". </text:p>
        </text:list-item>
        <text:list-item>
          <text:p text:style-name="P7">Seleciona um produto e informa a quantidade movimentada. </text:p>
        </text:list-item>
        <text:list-item>
          <text:p text:style-name="P7">Escolhe o tipo de movimentação: <text:span text:style-name="Strong_20_Emphasis">Entrada</text:span> ou <text:span text:style-name="Strong_20_Emphasis">Saída</text:span>. </text:p>
        </text:list-item>
        <text:list-item>
          <text:p text:style-name="P7">O sistema registra a movimentação e atualiza o estoque. </text:p>
        </text:list-item>
        <text:list-item>
          <text:p text:style-name="P8">Exibe a confirmação da operação. </text:p>
        </text:list-item>
      </text:list>
      <text:h text:style-name="Heading_20_3" text:outline-level="3">3.4. Fluxo de Inventário</text:h>
      <text:list text:style-name="L5">
        <text:list-item>
          <text:p text:style-name="P9">Usuário acessa a tela "Inventário". </text:p>
        </text:list-item>
        <text:list-item>
          <text:p text:style-name="P9">Inicia um novo inventário. </text:p>
        </text:list-item>
        <text:list-item>
          <text:p text:style-name="P9">Insere os valores físicos dos produtos. </text:p>
        </text:list-item>
        <text:list-item>
          <text:p text:style-name="P9">O sistema compara os dados inseridos com o estoque registrado. </text:p>
        </text:list-item>
        <text:list-item>
          <text:p text:style-name="P9">Em caso de discrepâncias, notifica o usuário. </text:p>
        </text:list-item>
        <text:list-item>
          <text:p text:style-name="P10">Usuário finaliza e confirma o inventário. </text:p>
        </text:list-item>
      </text:list>
      <text:h text:style-name="Heading_20_3" text:outline-level="3"><text:soft-page-break/>3.5. Fluxo de Gestão de Usuários (Administrador)</text:h>
      <text:list text:style-name="L6">
        <text:list-item>
          <text:p text:style-name="P11">Administrador acessa a tela "Usuários". </text:p>
        </text:list-item>
        <text:list-item>
          <text:p text:style-name="P11">Visualiza a lista de usuários cadastrados. </text:p>
        </text:list-item>
        <text:list-item>
          <text:p text:style-name="P11">Pode adicionar, editar ou remover usuários. </text:p>
        </text:list-item>
        <text:list-item>
          <text:p text:style-name="P12">Define permissões e acessos conforme necessário. </text:p>
        </text:list-item>
      </text:list>
      <text:h text:style-name="Heading_20_2" text:outline-level="2">4. Considerações Finais</text:h>
      <text:p text:style-name="Text_20_body">Este fluxo de usuário garante um processo intuitivo e eficiente para o gerenciamento de estoque, permitindo que administradores e funcionários desempenhem suas funções de maneira ágil e segura.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0:59:12.071129071</meta:creation-date>
    <dc:date>2025-02-08T01:01:38.871009452</dc:date>
    <meta:editing-duration>PT2M27S</meta:editing-duration>
    <meta:editing-cycles>1</meta:editing-cycles>
    <meta:document-statistic meta:table-count="0" meta:image-count="0" meta:object-count="0" meta:page-count="2" meta:paragraph-count="38" meta:word-count="313" meta:character-count="1961" meta:non-whitespace-character-count="1686"/>
    <meta:generator>LibreOffice/24.8.4.2$Linux_X86_64 LibreOffice_project/480$Build-2</meta:generator>
  </office:meta>
</office:document-meta>
</file>